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2247" officeooo:paragraph-rsid="00042247"/>
    </style:style>
    <style:style style:name="P2" style:family="paragraph" style:parent-style-name="Standard">
      <style:text-properties officeooo:rsid="00043408" officeooo:paragraph-rsid="00043408"/>
    </style:style>
    <style:style style:name="P3" style:family="paragraph" style:parent-style-name="Standard">
      <style:text-properties officeooo:rsid="0005db35" officeooo:paragraph-rsid="0005db35"/>
    </style:style>
    <style:style style:name="T1" style:family="text">
      <style:text-properties officeooo:rsid="0005db35"/>
    </style:style>
    <style:style style:name="T2" style:family="text">
      <style:text-properties officeooo:rsid="0008c737"/>
    </style:style>
    <style:style style:name="T3" style:family="text">
      <style:text-properties officeooo:rsid="0008c962"/>
    </style:style>
    <style:style style:name="T4" style:family="text">
      <style:text-properties style:text-position="super 58%" officeooo:rsid="0008c962"/>
    </style:style>
    <style:style style:name="T5" style:family="text">
      <style:text-properties style:text-position="0% 100%" officeooo:rsid="0008c962"/>
    </style:style>
    <style:style style:name="fr1" style:family="graphic" style:parent-style-name="Formula">
      <style:graphic-properties style:vertical-pos="from-top" style:horizontal-pos="from-left"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temperatura que <text:span text:style-name="T1">se alcanza</text:span> en la unión respeta la siguiente expresión general, <text:span text:style-name="T1">que considera el incremento de temperatura debida a la potencia de funcionamiento</text:span>.</text:p>
      <text:p text:style-name="P1"/>
      <text:p text:style-name="P1"><draw:frame draw:style-name="fr1" draw:name="Objeto1" text:anchor-type="as-char" svg:y="-0.377cm" svg:width="3.484cm" svg:height="0.531cm" draw:z-index="0"><draw:object xlink:href="./Object 1" xlink:type="simple" xlink:show="embed" xlink:actuate="onLoad"/><draw:image xlink:href="./ObjectReplacements/Object 1" xlink:type="simple" xlink:show="embed" xlink:actuate="onLoad"/></draw:frame></text:p>
      <text:p text:style-name="P1"/>
      <text:p text:style-name="P1">La corriente máxima que consume el módulo MRF24J40ME (al transmitir) es de 140 mA y la corriente máxima que consume el sensor de CO2, SDC30 (al medir), es de 75 mA que hacen un total de 215 mA. Consideramos un consumo máximo de 300 mA dando <text:span text:style-name="T1">con ello </text:span>un margen de 85 mA al DSP (<text:span text:style-name="T1">aparentemente suficiente</text:span>).</text:p>
      <text:p text:style-name="P1"/>
      <text:p text:style-name="P1">Este es el peor escenario que se puede producir (transmitir al mismo tiempo que se mide CO2), el cual puede tener lugar si el dispositivo se configura para actuar como repetidor (FFD) en la red MiWi.</text:p>
      <text:p text:style-name="P1"/>
      <text:p text:style-name="P2">Considerando que la alimentación de la mota es de 6V (transformador enchufado a la red), entonces la potencia real consumida en el regulador de tensión (AP1117) se calcula de la siguiente manera.</text:p>
      <text:p text:style-name="P2"/>
      <text:p text:style-name="P2"><draw:frame draw:style-name="fr1" draw:name="Objeto2" text:anchor-type="as-char" svg:y="-0.386cm" svg:width="7.602cm" svg:height="0.54cm" draw:z-index="1"><draw:object xlink:href="./Object 2" xlink:type="simple" xlink:show="embed" xlink:actuate="onLoad"/><draw:image xlink:href="./ObjectReplacements/Object 2" xlink:type="simple" xlink:show="embed" xlink:actuate="onLoad"/></draw:frame></text:p>
      <text:p text:style-name="P2"/>
      <text:p text:style-name="P2">La resistencia térmica <text:span text:style-name="T1">(unión ambiente) </text:span>del regulador con encapsulado SOT223 es: <draw:frame draw:style-name="fr1" draw:name="Objeto3" text:anchor-type="as-char" svg:y="-0.377cm" svg:width="2.681cm" svg:height="0.531cm" draw:z-index="2"><draw:object xlink:href="./Object 3" xlink:type="simple" xlink:show="embed" xlink:actuate="onLoad"/><draw:image xlink:href="./ObjectReplacements/Object 3" xlink:type="simple" xlink:show="embed" xlink:actuate="onLoad"/></draw:frame></text:p>
      <text:p text:style-name="P2">Se ha insertado un disipador de cobre en la placa que tiene algo más de <text:span text:style-name="T2">5</text:span>00 mm² <text:span text:style-name="T3">(529 mm²</text:span><text:span text:style-name="T5"> aproximadamente</text:span><text:span text:style-name="T3">)</text:span>, por lo que estimamos una nueva resistencia térmica <draw:frame draw:style-name="fr1" draw:name="Objeto4" text:anchor-type="as-char" svg:y="-0.377cm" svg:width="2.475cm" svg:height="0.533cm" draw:z-index="3"><draw:object xlink:href="./Object 4" xlink:type="simple" xlink:show="embed" xlink:actuate="onLoad"/><draw:image xlink:href="./ObjectReplacements/Object 4" xlink:type="simple" xlink:show="embed" xlink:actuate="onLoad"/><svg:desc>fórmula</svg:desc></draw:frame><text:span text:style-name="T3">(seguramente menor).</text:span></text:p>
      <text:p text:style-name="P2"/>
      <text:p text:style-name="P2">Teniendo en cuenta que la temperatura máxima que puede soportar el regulador en la unión es <draw:frame draw:style-name="fr1" draw:name="Objeto5" text:anchor-type="as-char" svg:y="-0.377cm" svg:width="2.51cm" svg:height="0.533cm" draw:z-index="4"><draw:object xlink:href="./Object 5" xlink:type="simple" xlink:show="embed" xlink:actuate="onLoad"/><draw:image xlink:href="./ObjectReplacements/Object 5" xlink:type="simple" xlink:show="embed" xlink:actuate="onLoad"/></draw:frame>, la potencia máxima con la que puede trabajar el dispositivo, con una temperatura ambiente muy desfavorable de 45ºC, es :</text:p>
      <text:p text:style-name="P2"/>
      <text:p text:style-name="P2"><draw:frame draw:style-name="fr1" draw:name="Objeto6" text:anchor-type="as-char" svg:y="-0.661cm" svg:width="4.542cm" svg:height="1.041cm" draw:z-index="5"><draw:object xlink:href="./Object 6" xlink:type="simple" xlink:show="embed" xlink:actuate="onLoad"/><draw:image xlink:href="./ObjectReplacements/Object 6" xlink:type="simple" xlink:show="embed" xlink:actuate="onLoad"/></draw:frame></text:p>
      <text:p text:style-name="P2"/>
      <text:p text:style-name="P3">El margen entre potencia máxima y potencia real de trabajo, junto con una temperatura ambiente de funcionamiento normalmente mucho menor a la utilizada en los cálculos, parece suficiente para garantizar un funcionamiento sin riesgos para la integridad del dispositivo.</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9:34:11.988954869</meta:creation-date>
    <dc:date>2018-07-22T23:53:04.600282041</dc:date>
    <meta:editing-duration>PT8M43S</meta:editing-duration>
    <meta:editing-cycles>4</meta:editing-cycles>
    <meta:generator>LibreOffice/5.2.7.2$Linux_X86_64 LibreOffice_project/20m0$Build-2</meta:generator>
    <dc:creator>Norberto Cañas de Paz</dc:creator>
    <meta:document-statistic meta:table-count="0" meta:image-count="0" meta:object-count="6" meta:page-count="1" meta:paragraph-count="11" meta:word-count="269" meta:character-count="1602" meta:non-whitespace-character-count="1342"/>
  </office:meta>
</office:document-meta>
</file>

<file path=Object 1/content.xml><?xml version="1.0" encoding="utf-8"?>
<math xmlns="http://www.w3.org/1998/Math/MathML" display="block">
  <semantics>
    <mrow>
      <msub>
        <mi>T</mi>
        <mi>J</mi>
      </msub>
      <mo stretchy="false">=</mo>
      <mrow>
        <msub>
          <mi>T</mi>
          <mi mathvariant="italic">amb</mi>
        </msub>
        <mo stretchy="false">+</mo>
        <mrow>
          <msub>
            <mi mathvariant="normal">θ</mi>
            <mi mathvariant="italic">JA</mi>
          </msub>
          <mo stretchy="false">∗</mo>
          <msub>
            <mi>P</mi>
            <mi mathvariant="italic">real</mi>
          </msub>
        </mrow>
      </mrow>
    </mrow>
    <annotation encoding="StarMath 5.0">T_J=T_amb+ %theta_JA *P_real</annotation>
  </semantics>
</math>
</file>

<file path=Object 2/content.xml><?xml version="1.0" encoding="utf-8"?>
<math xmlns="http://www.w3.org/1998/Math/MathML" display="block">
  <semantics>
    <mrow>
      <mrow>
        <msub>
          <mi>P</mi>
          <mi mathvariant="italic">real</mi>
        </msub>
        <mo stretchy="false">=</mo>
        <mrow>
          <mrow>
            <mo fence="true" stretchy="false">(</mo>
            <mrow>
              <mrow>
                <msub>
                  <mi>V</mi>
                  <mtext>in</mtext>
                </msub>
                <mo stretchy="false">−</mo>
                <msub>
                  <mi>V</mi>
                  <mi mathvariant="italic">out</mi>
                </msub>
              </mrow>
            </mrow>
            <mo fence="true" stretchy="false">)</mo>
          </mrow>
          <mo stretchy="false">∗</mo>
          <mi>I</mi>
        </mrow>
        <mo stretchy="false">=</mo>
        <mrow>
          <mrow>
            <mo fence="true" stretchy="false">(</mo>
            <mrow>
              <mrow>
                <mn>6</mn>
                <mo stretchy="false">−</mo>
                <mn>3.3</mn>
              </mrow>
            </mrow>
            <mo fence="true" stretchy="false">)</mo>
          </mrow>
          <mo stretchy="false">∗</mo>
          <mn>0.3</mn>
        </mrow>
        <mo stretchy="false">=</mo>
        <mn>0,81</mn>
      </mrow>
      <mi>w</mi>
    </mrow>
    <annotation encoding="StarMath 5.0">P_real = (V_"in" - V_out)*I = (6 - 3.3) * 0.3 = 0,81w</annotation>
  </semantics>
</math>
</file>

<file path=Object 3/content.xml><?xml version="1.0" encoding="utf-8"?>
<math xmlns="http://www.w3.org/1998/Math/MathML" display="block">
  <semantics>
    <mrow>
      <mrow>
        <msub>
          <mi mathvariant="normal">θ</mi>
          <mi mathvariant="italic">JA</mi>
        </msub>
        <mo stretchy="false">=</mo>
        <mn>107</mn>
      </mrow>
      <mrow>
        <mi mathvariant="italic">ºC</mi>
        <mo stretchy="false">/</mo>
        <mi>w</mi>
      </mrow>
    </mrow>
    <annotation encoding="StarMath 5.0">%theta_JA = 107 ºC/w</annotation>
  </semantics>
</math>
</file>

<file path=Object 4/content.xml><?xml version="1.0" encoding="utf-8"?>
<math xmlns="http://www.w3.org/1998/Math/MathML" display="block">
  <semantics>
    <mrow>
      <mrow>
        <msub>
          <mi mathvariant="normal">θ</mi>
          <mi mathvariant="italic">JA</mi>
        </msub>
        <mo stretchy="false">=</mo>
        <mn>80</mn>
      </mrow>
      <mrow>
        <mi mathvariant="italic">ºC</mi>
        <mo stretchy="false">/</mo>
        <mi>w</mi>
      </mrow>
    </mrow>
    <annotation encoding="StarMath 5.0">%theta_JA = 80 ºC/w</annotation>
  </semantics>
</math>
</file>

<file path=Object 5/content.xml><?xml version="1.0" encoding="utf-8"?>
<math xmlns="http://www.w3.org/1998/Math/MathML" display="block">
  <semantics>
    <mrow>
      <mrow>
        <msub>
          <mi>T</mi>
          <mi mathvariant="italic">Jmax</mi>
        </msub>
        <mo stretchy="false">=</mo>
        <mn>150</mn>
      </mrow>
      <mi mathvariant="italic">ºC</mi>
    </mrow>
    <annotation encoding="StarMath 5.0">T_Jmax = 150ºC</annotation>
  </semantics>
</math>
</file>

<file path=Object 6/content.xml><?xml version="1.0" encoding="utf-8"?>
<math xmlns="http://www.w3.org/1998/Math/MathML" display="block">
  <semantics>
    <mrow>
      <mrow>
        <msub>
          <mi>P</mi>
          <mi mathvariant="italic">max</mi>
        </msub>
        <mo stretchy="false">=</mo>
        <mfrac>
          <mrow>
            <mo fence="true" stretchy="false">(</mo>
            <mrow>
              <mrow>
                <mn>150</mn>
                <mo stretchy="false">−</mo>
                <mn>45</mn>
              </mrow>
            </mrow>
            <mo fence="true" stretchy="false">)</mo>
          </mrow>
          <mn>80</mn>
        </mfrac>
        <mo stretchy="false">=</mo>
        <mn>1.31</mn>
      </mrow>
      <mi>w</mi>
    </mrow>
    <annotation encoding="StarMath 5.0">P_max = { (150-45) } over {80}=1.31w </annotation>
  </semantics>
</math>
</file>